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i>u</mi>
              <mo stretchy="false">=</mo>
              <mfrac>
                <mo stretchy="false">ω</mo>
                <mi>k</mi>
              </mfrac>
            </mrow>
            <mrow>
              <mi/>
              <mo stretchy="false">=</mo>
              <mi/>
            </mrow>
            <mo stretchy="false">λ</mo>
            <mo stretchy="false">ν</mo>
            <mi>;</mi>
            <mo stretchy="false">ω</mo>
            <mrow>
              <mi/>
              <mo stretchy="false">=</mo>
              <mi/>
            </mrow>
            <mo stretchy="false">λ</mo>
            <mo stretchy="false">ν</mo>
            <mi>k</mi>
            <mi>;</mi>
            <mrow>
              <mo stretchy="false">λ</mo>
              <mo stretchy="false">=</mo>
              <mfrac>
                <mo stretchy="false">ω</mo>
                <mrow>
                  <mi>k</mi>
                  <mo stretchy="false">ν</mo>
                </mrow>
              </mfrac>
            </mrow>
            <mi>;</mi>
            <mrow>
              <mi>k</mi>
              <mo stretchy="false">=</mo>
              <mfrac>
                <mo stretchy="false">ω</mo>
                <mrow>
                  <mo stretchy="false">λ</mo>
                  <mo stretchy="false">ν</mo>
                </mrow>
              </mfrac>
            </mrow>
          </mrow>
        </mtd>
      </mtr>
      <mtr>
        <mtd>
          <mrow>
            <mrow>
              <mo stretchy="false">λ</mo>
              <mo stretchy="false">=</mo>
              <mfrac>
                <mrow>
                  <mn>2</mn>
                  <mo stretchy="false">π</mo>
                </mrow>
                <mi>k</mi>
              </mfrac>
            </mrow>
            <mo stretchy="false">→</mo>
            <mo stretchy="false">ω</mo>
            <mrow>
              <mi/>
              <mo stretchy="false">=</mo>
              <mi/>
            </mrow>
            <mfrac>
              <mrow>
                <mn>2</mn>
                <mo stretchy="false">π</mo>
              </mrow>
              <mi>k</mi>
            </mfrac>
            <mrow>
              <mfrac>
                <mrow>
                  <mo stretchy="false">ν</mo>
                  <mi>k</mi>
                </mrow>
                <mphantom>
                  <mstyle>
                    <mrow>
                      <mi>k</mi>
                    </mrow>
                  </mstyle>
                </mphantom>
              </mfrac>
              <mo stretchy="false">=</mo>
              <mn>2</mn>
            </mrow>
            <mo stretchy="false">π</mo>
            <mo stretchy="false">ν</mo>
            <mi>;</mi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>
            <mrow>
              <mrow>
                <mi>u</mi>
                <mo stretchy="false">=</mo>
                <mfrac>
                  <mo stretchy="false">ω</mo>
                  <mi>k</mi>
                </mfrac>
              </mrow>
              <mo stretchy="false">=</mo>
              <mfrac>
                <mrow>
                  <mn>2</mn>
                  <mo stretchy="false">π</mo>
                  <mo stretchy="false">ν</mo>
                </mrow>
                <mi>k</mi>
              </mfrac>
            </mrow>
            <mrow>
              <mi/>
              <mo stretchy="false">=</mo>
              <mi/>
            </mrow>
            <mfrac>
              <mrow>
                <mn>2</mn>
                <mo stretchy="false">π</mo>
              </mrow>
              <mi>k</mi>
            </mfrac>
            <mfrac>
              <mo stretchy="false">ν</mo>
              <mphantom>
                <mstyle>
                  <mrow>
                    <mi>k</mi>
                  </mrow>
                </mstyle>
              </mphantom>
            </mfrac>
            <mrow>
              <mi/>
              <mo stretchy="false">=</mo>
              <mi/>
            </mrow>
            <mo stretchy="false">λ</mo>
            <mo stretchy="false">ν</mo>
          </mrow>
        </mtd>
      </mtr>
      <mtr>
        <mtd>
          <mrow>
            <mi>k</mi>
            <mrow>
              <mi/>
              <mo stretchy="false">=</mo>
              <mi/>
            </mrow>
            <mrow>
              <mfrac>
                <mo stretchy="false">ω</mo>
                <mrow>
                  <mo stretchy="false">λ</mo>
                  <mo stretchy="false">ν</mo>
                </mrow>
              </mfrac>
              <mo stretchy="false">=</mo>
              <mfrac>
                <mrow>
                  <mi>k</mi>
                  <mo stretchy="false">ω</mo>
                </mrow>
                <mrow>
                  <mn>2</mn>
                  <mo stretchy="false">π</mo>
                  <mo stretchy="false">ν</mo>
                </mrow>
              </mfrac>
            </mrow>
            <mo stretchy="false">⇒</mo>
            <mn>2</mn>
            <mrow>
              <mo stretchy="false">π</mo>
              <mo stretchy="false">=</mo>
              <mfrac>
                <mo stretchy="false">ω</mo>
                <mo stretchy="false">ν</mo>
              </mfrac>
            </mrow>
          </mrow>
        </mtd>
      </mtr>
    </mtable>
    <annotation encoding="StarMath 5.0">u = %omega over k `=` %lambda %nu ; %omega `=` %lambda %nu k ; %lambda = %omega over {k %nu} ; k = %omega over {%lambda %nu}newline
%lambda = {2 %pi} over k rightarrow %omega `=` {2%pi} over k {%nu k} over phantom k = 2 %pi %nu;  newline newline newline newline
u = %omega over k = {2%pi %nu} over k `=` {2 %pi} over k %inu over phantom k `=` %lambda %nu newline
k`=` %omega over {%lambda %nu} = {k %iomega} over {2 %pi %nu} drarrow 2 %pi = %omega over %nu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8:20:29.831000000</meta:creation-date>
    <meta:generator>LibreOffice/4.1.4.2$Windows_x86 LibreOffice_project/0a0440ccc0227ad9829de5f46be37cfb6edcf72</meta:generator>
  </office:meta>
</office:document-meta>
</file>